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2.2cm" fo:min-width="7.666cm"/>
    </style:style>
    <style:style style:name="gr2" style:family="graphic" style:parent-style-name="standard">
      <style:graphic-properties draw:stroke="none" svg:stroke-color="#000000" draw:fill="none" draw:fill-color="#ffffff" fo:min-height="1.549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0.992cm" fo:min-width="3.28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3.69cm" fo:min-width="3.282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699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4cm" fo:padding-top="0.139cm" fo:padding-bottom="0.139cm" fo:padding-left="0.264cm" fo:padding-right="0.264cm"/>
    </style:style>
    <style:style style:name="gr8" style:family="graphic" style:parent-style-name="objectwithoutfill">
      <style:graphic-properties draw:stroke="dash" draw:stroke-dash="Fine_20_Dashed" draw:marker-end="Arrow" draw:fill="none" draw:textarea-horizontal-align="center" draw:textarea-vertical-align="middle"/>
    </style:style>
    <style:style style:name="gr9" style:family="graphic" style:parent-style-name="standard">
      <style:graphic-properties svg:stroke-width="0.028cm" draw:marker-start-width="0.342cm" draw:marker-end-width="0.342cm" draw:fill-color="#eeeeee" draw:textarea-horizontal-align="justify" draw:textarea-vertical-align="middle" draw:auto-grow-height="false" fo:min-height="1.044cm" fo:min-width="2.593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-color="#eeeeee"/>
      <style:paragraph-properties fo:text-align="center"/>
      <style:text-properties fo:font-size="14p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6cm" svg:height="2.54cm" svg:x="18.779cm" svg:y="3.54cm">
          <text:p text:style-name="P1"><text:span text:style-name="T1">Loop Data</text:span></text:p>
          <draw:enhanced-geometry svg:viewBox="0 0 21600 21600" draw:path-stretchpoint-x="10800" draw:path-stretchpoint-y="10800" draw:text-areas="?f3 ?f4 ?f5 ?f6" draw:type="round-rectangle" draw:modifiers="1319.614147909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074cm" svg:height="1.799cm" svg:x="18.78cm" svg:y="4.439cm">
          <draw:text-box>
            <text:p><text:span text:style-name="T2">uint16_t length</text:span></text:p>
            <text:p><text:span text:style-name="T2">note_t notes[]</text:span></text:p>
          </draw:text-box>
        </draw:frame>
        <draw:line draw:style-name="gr3" draw:text-style-name="P4" draw:layer="layout" svg:x1="18.78cm" svg:y1="4.386cm" svg:x2="23.489cm" svg:y2="4.386cm">
          <text:p/>
        </draw:line>
      </draw:page>
      <draw:page draw:name="page2" draw:style-name="dp1" draw:master-page-name="Default">
        <draw:custom-shape draw:style-name="gr4" draw:text-style-name="P6" draw:layer="layout" svg:width="3.81cm" svg:height="1.27cm" svg:x="22.59cm" svg:y="12.483cm">
          <text:p text:style-name="P5">Loop Dat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28.94cm" svg:y="17.457cm">
          <text:p text:style-name="P5">Note Mixer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27cm" svg:height="1.322cm" svg:x="29.258cm" svg:y="22.431cm">
          <text:p text:style-name="P5">MIDI Ou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122cm" svg:height="1.322cm" svg:x="14.705cm" svg:y="7.191cm">
          <text:p text:style-name="P5"><text:s/>MIDI In<text:line-break/><text:span text:style-name="T3">(control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.27cm" svg:x="22.59cm" svg:y="15.023cm">
          <text:p text:style-name="P5">Loop Data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1.27cm" svg:x="22.59cm" svg:y="22.008cm">
          <text:p text:style-name="P5">Loop Data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4.547cm" svg:y1="16.928cm" svg:x2="24.547cm" svg:y2="21.425cm">
          <text:p/>
        </draw:line>
        <draw:custom-shape draw:style-name="gr5" draw:text-style-name="P6" draw:layer="layout" svg:width="3.81cm" svg:height="3.968cm" svg:x="14.387cm" svg:y="9.573cm">
          <text:p text:style-name="P5">Note Mix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19.415cm" svg:y="7.244cm">
          <text:p text:style-name="P5">Static<text:line-break/>Generato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14.335cm" svg:y="14.547cm">
          <text:p text:style-name="P5">Generator</text:p>
          <text:p text:style-name="P5">(random or</text:p>
          <text:p text:style-name="P5">input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28.94cm" svg:y="7.244cm">
          <text:p text:style-name="P5">Midi Clock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3.968cm" svg:x="28.94cm" svg:y="12.377cm">
          <text:p text:style-name="P5">Playe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121cm" svg:height="1.322cm" svg:x="33.755cm" svg:y="7.192cm">
          <text:p text:style-name="P5"><text:s/>MIDI In<text:line-break/><text:span text:style-name="T3">(Keyboard)</text:span>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6.24cm" svg:y1="8.514cm" svg:x2="16.24cm" svg:y2="9.519cm">
          <text:p/>
        </draw:line>
        <draw:line draw:style-name="gr10" draw:text-style-name="P4" draw:layer="layout" svg:x1="16.292cm" svg:y1="13.541cm" svg:x2="16.292cm" svg:y2="14.546cm">
          <text:p/>
        </draw:line>
        <draw:line draw:style-name="gr10" draw:text-style-name="P4" draw:layer="layout" svg:x1="21.267cm" svg:y1="13.17cm" svg:x2="22.537cm" svg:y2="13.17cm">
          <text:p/>
        </draw:line>
        <draw:line draw:style-name="gr10" draw:text-style-name="P4" draw:layer="layout" svg:x1="21.32cm" svg:y1="15.658cm" svg:x2="22.59cm" svg:y2="15.658cm">
          <text:p/>
        </draw:line>
        <draw:line draw:style-name="gr10" draw:text-style-name="P4" draw:layer="layout" svg:x1="21.372cm" svg:y1="22.537cm" svg:x2="22.642cm" svg:y2="22.537cm">
          <text:p/>
        </draw:line>
        <draw:line draw:style-name="gr11" draw:text-style-name="P4" draw:layer="layout" svg:x1="21.32cm" svg:y1="11.213cm" svg:x2="21.372cm" svg:y2="22.59cm">
          <text:p/>
        </draw:line>
        <draw:line draw:style-name="gr10" draw:text-style-name="P4" draw:layer="layout" svg:x1="18.197cm" svg:y1="16.398cm" svg:x2="21.32cm" svg:y2="16.398cm">
          <text:p/>
        </draw:line>
        <draw:line draw:style-name="gr10" draw:text-style-name="P4" draw:layer="layout" svg:x1="27.722cm" svg:y1="14.282cm" svg:x2="28.992cm" svg:y2="14.282cm">
          <text:p/>
        </draw:line>
        <draw:line draw:style-name="gr11" draw:text-style-name="P4" draw:layer="layout" svg:x1="35.342cm" svg:y1="8.514cm" svg:x2="35.29cm" svg:y2="19.415cm">
          <text:p/>
        </draw:line>
        <draw:line draw:style-name="gr11" draw:text-style-name="P4" draw:layer="layout" svg:x1="27.67cm" svg:y1="13.065cm" svg:x2="27.722cm" svg:y2="22.642cm">
          <text:p/>
        </draw:line>
        <draw:line draw:style-name="gr11" draw:text-style-name="P4" draw:layer="layout" svg:x1="27.67cm" svg:y1="13.066cm" svg:x2="26.452cm" svg:y2="13.065cm">
          <text:p/>
        </draw:line>
        <draw:line draw:style-name="gr11" draw:text-style-name="P4" draw:layer="layout" svg:x1="27.618cm" svg:y1="15.553cm" svg:x2="26.4cm" svg:y2="15.552cm">
          <text:p/>
        </draw:line>
        <draw:line draw:style-name="gr11" draw:text-style-name="P4" draw:layer="layout" svg:x1="27.67cm" svg:y1="22.591cm" svg:x2="26.452cm" svg:y2="22.59cm">
          <text:p/>
        </draw:line>
        <draw:line draw:style-name="gr10" draw:text-style-name="P4" draw:layer="layout" svg:x1="30.845cm" svg:y1="11.266cm" svg:x2="30.845cm" svg:y2="12.271cm">
          <text:p/>
        </draw:line>
        <draw:line draw:style-name="gr10" draw:text-style-name="P4" draw:layer="layout" svg:x1="30.845cm" svg:y1="16.345cm" svg:x2="30.845cm" svg:y2="17.35cm">
          <text:p/>
        </draw:line>
        <draw:line draw:style-name="gr10" draw:text-style-name="P4" draw:layer="layout" svg:x1="30.845cm" svg:y1="21.425cm" svg:x2="30.845cm" svg:y2="22.43cm">
          <text:p/>
        </draw:line>
        <draw:line draw:style-name="gr10" draw:text-style-name="P4" draw:layer="layout" svg:x1="35.237cm" svg:y1="19.467cm" svg:x2="32.802cm" svg:y2="19.467cm">
          <text:p/>
        </draw:line>
        <draw:line draw:style-name="gr10" draw:text-style-name="P4" draw:layer="layout" svg:x1="35.184cm" svg:y1="14.387cm" svg:x2="32.749cm" svg:y2="14.387cm">
          <text:p/>
        </draw:line>
        <draw:line draw:style-name="gr10" draw:text-style-name="P4" draw:layer="layout" svg:x1="35.184cm" svg:y1="9.255cm" svg:x2="32.749cm" svg:y2="9.2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9M2S</meta:editing-duration>
    <meta:editing-cycles>6</meta:editing-cycles>
    <meta:generator>LibreOffice/5.2.5.1$Windows_x86 LibreOffice_project/0312e1a284a7d50ca85a365c316c7abbf20a4d22</meta:generator>
    <dc:date>2019-02-20T21:08:05.849000000</dc:date>
    <meta:document-statistic meta:object-count="35"/>
  </office:meta>
</office:document-meta>
</file>